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rial" svg:font-family="Arial"/>
  </office:font-face-decls>
  <office:automatic-styles>
    <style:style style:name="P1" style:family="paragraph" style:parent-style-name="Standard">
      <style:text-properties style:font-name="Arial" fo:font-size="12.0pt"/>
    </style:style>
    <style:style style:name="P2" style:family="paragraph" style:parent-style-name="Standard">
      <style:paragraph-properties fo:margin-left="0.5000in" fo:text-indent="-0.5000in">
        <style:tab-stops>
          <style:tab-stop style:position="0.1528in"/>
          <style:tab-stop style:position="0.5000in"/>
        </style:tab-stops>
      </style:paragraph-properties>
      <style:text-properties style:font-name="Arial" fo:font-size="12.0pt"/>
    </style:style>
    <style:style style:name="TableColumn1" style:family="table-column">
      <style:table-column-properties style:column-width="3.4625in" style:rel-column-width="32767*"/>
    </style:style>
    <text:list-style style:name="L1">
      <text:list-level-style-bullet text:level="1" text:bullet-char="•">
        <style:list-level-properties text:space-before="0.25in" text:min-label-width="0.25in"/>
      </text:list-level-style-bullet>
    </text:list-style>
  </office:automatic-styles>
  <office:body>
    <office:text>
      <text:p text:style-name="P1"><text:tab/>The provided “Astro Pizza” site is an online storefront for a pizza restaurant. The site enables users to create accounts with the business, create and edit custom pizza orders and submit them respectively, as well as find our locations as send inquiries to the business.</text:p>
      <text:p text:style-name="P1"/>
      <text:p text:style-name="P1">{insert database install instrucitons and stuff}</text:p>
      <text:p text:style-name="P1"/>
      <text:p text:style-name="P1">{for install instructions.. just create a zipped version of our file directory and have it extracted?}</text:p>
      <text:p text:style-name="P1"/>
      <text:p text:style-name="P1"/>
      <text:p text:style-name="P1">The contains features like:</text:p>
      <text:list text:style-name="L1">
        <text:list-item>
          <text:p text:style-name="P2">Page indexing menu, subject to change if user is logged in or not</text:p>
        </text:list-item>
        <text:list-item>
          <text:p text:style-name="P2">login portal on the main page</text:p>
        </text:list-item>
        <text:list-item>
          <text:p text:style-name="P2">customizable pizza on the “Place and order” page allowing users to drag and drop there toppings and remove them from the adjacent order list</text:p>
        </text:list-item>
        <text:list-item>
          <text:p text:style-name="P2">when complete, the user can “submit” the order and is redirected back to the home page</text:p>
        </text:list-item>
        <text:list-item>
          <text:p text:style-name="P2">The “Contact us” page hold the location listings and the “Ask a Question” button in the lower right hand</text:p>
        </text:list-item>
        <text:list-item>
          <text:p text:style-name="P2">The question form can be raised/closed depending on users focus, and then submitted, with the user being notified of a succesfull submission</text:p>
        </text:list-item>
        <text:list-item>
          <text:p text:style-name="P2">The “Sign up” page is where users can enter their information in order to create an account with the business, upon submission the account is committed to the site database and the user can now login</text:p>
        </text:list-item>
        <text:list-item>
          <text:p text:style-name="P2">All site objects/items are configured utilizing flexbox functionality, and should be adaptable to any screen</text:p>
        </text:list-item>
      </text:list>
      <text:p text:style-name="P1"/>
      <text:p text:style-name="P1">Build Pizza page:</text:p>
      <text:p text:style-name="P1"><text:tab/>In order to create a customized pizza to order, the user can click and drag the toppings (on the left) and place them overtop the circular pizza image to the right.</text:p>
      <text:p text:style-name="P1"><text:tab/>When a topping is placed on the pizza, the name of the topping will appear on the notepad image (on the right) with a corresponding "remove" button.</text:p>
      <text:p text:style-name="P1"><text:tab/>If the remove button is clicked on, the topping will be set back to its original place and the item will no longer be on the list.</text:p>
      <text:p text:style-name="P1"><text:tab/>When the user is done selecting their toppings, they may click on the "submit" button, located at the bottom of the notepad.</text:p>
      <text:p text:style-name="P1"><text:tab/>When the user submits their pizza, an alert should pop up informing the user that their order has been submitted.</text:p>
      <text:p text:style-name="P1"><text:tab/>They will then be redirected to the home page where they have the ability to log out, place another order, or visit any other page on the websi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4</meta:generator>
  </office:meta>
</office:document-meta>
</file>